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31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25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96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83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0.719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none"/>
    </style:style>
    <style:style style:name="P2" style:family="paragraph">
      <style:paragraph-properties fo:margin-left="1.27cm" fo:margin-right="0cm" fo:margin-top="0cm" fo:margin-bottom="0cm" fo:text-indent="-1.27cm" style:text-autospace="none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Segoe UI Semibold" fo:font-size="24pt" fo:text-shadow="none" style:font-size-asian="24pt" style:font-size-complex="24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Segoe UI1" fo:font-size="36pt" fo:text-shadow="none" fo:font-weight="bold" style:font-name-asian="Segoe UI" style:font-size-asian="36pt" style:font-weight-asian="bold" style:font-name-complex="Segoe UI" style:font-size-complex="36pt" style:font-weight-complex="bold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Segoe UI" fo:font-size="32pt" fo:text-shadow="1pt 1pt" fo:font-weight="bold" style:font-name-asian="Segoe UI" style:font-size-asian="32pt" style:font-weight-asian="bold" style:font-name-complex="Segoe UI" style:font-size-complex="32pt" style:font-weight-complex="bold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Segoe UI1" fo:font-size="32pt" fo:text-shadow="1pt 1pt" fo:font-weight="normal" style:font-name-asian="Segoe UI" style:font-size-asian="32pt" style:font-weight-asian="normal" style:font-name-complex="Segoe UI" style:font-size-complex="32pt" style:font-weight-complex="normal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Segoe UI" fo:font-size="32pt" fo:text-shadow="1pt 1pt" fo:font-weight="normal" style:font-name-asian="Segoe UI" style:font-size-asian="32pt" style:font-weight-asian="normal" style:font-name-complex="Segoe UI" style:font-size-complex="32pt" style:font-weight-complex="normal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Segoe UI" fo:font-size="36pt" fo:text-shadow="none" fo:font-weight="bold" style:font-name-asian="Segoe UI" style:font-size-asian="36pt" style:font-weight-asian="bold" style:font-name-complex="Segoe UI" style:font-size-complex="36pt" style:font-weight-complex="bold"/>
    </style:style>
    <style:style style:name="P10" style:family="paragraph">
      <style:paragraph-properties fo:margin-left="0cm" fo:margin-right="0cm" fo:margin-top="0cm" fo:margin-bottom="0cm" fo:text-indent="0cm" style:text-autospace="none"/>
    </style:style>
    <style:style style:name="P11" style:family="paragraph">
      <style:paragraph-properties fo:margin-left="0cm" fo:margin-right="0cm" fo:margin-top="0cm" fo:margin-bottom="0cm" fo:text-align="start" fo:text-indent="0cm" style:text-autospace="none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Segoe UI" fo:font-size="10pt" fo:text-shadow="1pt 1pt" fo:font-weight="bold" style:font-name-asian="Segoe UI" style:font-size-asian="10pt" style:font-weight-asian="bold" style:font-name-complex="Segoe UI" style:font-size-complex="10pt" style:font-weight-complex="bold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" style:font-size-asian="28pt" style:font-weight-asian="normal" style:font-name-complex="Segoe UI" style:font-size-complex="28pt" style:font-weight-complex="normal"/>
    </style:style>
    <style:style style:name="T2" style:family="text">
      <style:text-properties fo:color="#000000" style:font-name="Segoe UI1" fo:font-size="32pt" fo:text-shadow="none" fo:font-weight="bold" style:font-name-asian="Segoe UI" style:font-size-asian="32pt" style:font-weight-asian="bold" style:font-name-complex="Segoe UI" style:font-size-complex="32pt" style:font-weight-complex="bold"/>
    </style:style>
    <style:style style:name="T3" style:family="text">
      <style:text-properties fo:color="#000000" style:font-name="Segoe UI1" fo:font-size="24pt" fo:text-shadow="none" fo:font-weight="bold" style:font-name-asian="Segoe UI" style:font-size-asian="24pt" style:font-weight-asian="bold" style:font-name-complex="Segoe UI" style:font-size-complex="24pt" style:font-weight-complex="bold"/>
    </style:style>
    <style:style style:name="T4" style:family="text">
      <style:text-properties fo:color="#000000" style:font-name="Segoe UI1" fo:font-size="36pt" fo:text-shadow="none" fo:font-weight="bold" style:font-name-asian="Segoe UI" style:font-size-asian="36pt" style:font-weight-asian="bold" style:font-name-complex="Segoe UI" style:font-size-complex="36pt" style:font-weight-complex="bold"/>
    </style:style>
    <style:style style:name="T5" style:family="text">
      <style:text-properties fo:color="#ffffff" style:font-name="Arial" fo:font-size="24pt" fo:text-shadow="1pt 1pt" style:font-name-asian="Segoe UI" style:font-size-asian="24pt" style:font-name-complex="Segoe UI" style:font-size-complex="24pt"/>
    </style:style>
    <style:style style:name="T6" style:family="text">
      <style:text-properties fo:color="#ffffff" style:font-name="Segoe UI1" fo:font-size="24pt" fo:text-shadow="1pt 1pt" style:font-name-asian="Segoe UI" style:font-size-asian="24pt" style:font-name-complex="Segoe UI" style:font-size-complex="24pt"/>
    </style:style>
    <style:style style:name="T7" style:family="text">
      <style:text-properties fo:color="#000000" style:font-name="Segoe UI1" fo:font-size="20pt" fo:text-shadow="none" style:font-name-asian="Segoe UI" style:font-size-asian="20pt" style:font-name-complex="Segoe UI" style:font-size-complex="20pt"/>
    </style:style>
    <style:style style:name="T8" style:family="text">
      <style:text-properties fo:color="#000000" style:font-name="Segoe UI Semibold" fo:font-size="20pt" fo:text-shadow="none" style:font-name-asian="Segoe UI" style:font-size-asian="20pt" style:font-name-complex="Segoe UI" style:font-size-complex="20pt"/>
    </style:style>
    <style:style style:name="T9" style:family="text">
      <style:text-properties fo:color="#000000" style:font-name="Segoe UI Semibold" fo:font-size="20pt" fo:text-shadow="none" fo:font-weight="normal" style:font-name-asian="Segoe UI" style:font-size-asian="20pt" style:font-weight-asian="normal" style:font-name-complex="Segoe UI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3" draw:layer="layout" svg:width="25.4cm" svg:height="4.566cm" svg:x="1.27cm" svg:y="0.548cm">
          <draw:text-box>
            <text:p text:style-name="P1"><text:span text:style-name="T1">Hymn #671</text:span></text:p>
            <text:p text:style-name="P1"><text:span text:style-name="T2">“</text:span><text:span text:style-name="T2">Sing with All the Saints in Glory”</text:span></text:p>
            <text:p text:style-name="P2"><text:span text:style-name="T2"><text:s text:c="2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5" draw:layer="layout" svg:width="24.638cm" svg:height="7.507cm" svg:x="1.755cm" svg:y="0.875cm">
          <draw:text-box>
            <text:p text:style-name="P1"><text:span text:style-name="T3">1. </text:span><text:span text:style-name="T4">Sing with all the saints in glory,</text:span><text:span text:style-name="T4"><text:line-break/></text:span><text:span text:style-name="T4">Sing the resurrection song!</text:span><text:span text:style-name="T4"><text:line-break/></text:span><text:span text:style-name="T4">Death and sorrow, earth’s dark story,</text:span><text:span text:style-name="T4"><text:line-break/></text:span><text:span text:style-name="T4">To the former days belo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4" draw:text-style-name="P6" draw:layer="layout" svg:width="24.892cm" svg:height="7.366cm" svg:x="1.524cm" svg:y="1.016cm">
          <draw:text-box>
            <text:p text:style-name="P1"><text:span text:style-name="T4">All around the clouds are breaking;</text:span><text:span text:style-name="T4"><text:line-break/></text:span><text:span text:style-name="T4">Soon the storms of time shall cease;</text:span><text:span text:style-name="T4"><text:line-break/></text:span><text:span text:style-name="T4">In God’s likeness we awaken,</text:span><text:span text:style-name="T4"><text:line-break/></text:span><text:span text:style-name="T4">Knowing everlasting pea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draw:frame draw:style-name="gr5" draw:text-style-name="P7" draw:layer="layout" svg:width="24.384cm" svg:height="7.214cm" svg:x="1.778cm" svg:y="0.914cm">
          <draw:text-box>
            <text:p text:style-name="P1"><text:span text:style-name="T3">2. </text:span><text:span text:style-name="T4">Oh, what glory, far exceeding</text:span><text:span text:style-name="T4"><text:line-break/></text:span><text:span text:style-name="T4">All that eye has yet perceived!</text:span><text:span text:style-name="T4"><text:line-break/></text:span><text:span text:style-name="T4">Holiest hearts for ages pleading</text:span><text:span text:style-name="T4"><text:line-break/></text:span><text:span text:style-name="T4">Never that full joy conceiv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Hymn_25_20template" presentation:presentation-page-layout-name="AL1T0">
        <draw:frame draw:style-name="gr6" draw:text-style-name="P8" draw:layer="layout" svg:width="24.892cm" svg:height="7.011cm" svg:x="1.524cm" svg:y="1.016cm">
          <draw:text-box>
            <text:p text:style-name="P1"><text:span text:style-name="T4">God has promised, Christ prepares it;</text:span><text:span text:style-name="T4"><text:line-break/></text:span><text:span text:style-name="T4">There on high our welcome waits.</text:span><text:span text:style-name="T4"><text:line-break/></text:span><text:span text:style-name="T4">Ev’ry humble spirit shares it,</text:span><text:span text:style-name="T4"><text:line-break/></text:span><text:span text:style-name="T4">Christ has passed the_eternal gate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Hymn_25_20template" presentation:presentation-page-layout-name="AL1T0">
        <draw:frame draw:style-name="gr7" draw:text-style-name="P9" draw:layer="layout" svg:width="24.638cm" svg:height="7.081cm" svg:x="1.778cm" svg:y="0.879cm">
          <draw:text-box>
            <text:p text:style-name="P1"><text:span text:style-name="T3">3. </text:span><text:span text:style-name="T4">Life eternal! Heav’n rejoices:</text:span><text:span text:style-name="T4"><text:line-break/></text:span><text:span text:style-name="T4">Jesus lives who once was dead.</text:span><text:span text:style-name="T4"><text:line-break/></text:span><text:span text:style-name="T4">Shout with joy, O deathless voices!</text:span><text:span text:style-name="T4"><text:line-break/></text:span><text:span text:style-name="T4">Child of God, lift up your head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Hymn_25_20template" presentation:presentation-page-layout-name="AL1T0">
        <draw:frame draw:style-name="gr8" draw:text-style-name="P12" draw:layer="layout" svg:width="24.892cm" svg:height="10.969cm" svg:x="1.524cm" svg:y="0.762cm">
          <draw:text-box>
            <text:p text:style-name="P1"><text:span text:style-name="T4">Life eternal! Oh, what wonders</text:span><text:span text:style-name="T4"><text:line-break/></text:span><text:span text:style-name="T4">Crowd on faith; what joy unknown,</text:span><text:span text:style-name="T4"><text:line-break/></text:span><text:span text:style-name="T4">When, amid earth’s closing thunders,</text:span><text:span text:style-name="T4"><text:line-break/></text:span><text:span text:style-name="T4">Saints shall stand before the throne!</text:span></text:p>
            <text:p text:style-name="P10"><text:span text:style-name="T5"><text:line-break/></text:span><text:span text:style-name="T5"/></text:p>
            <text:p text:style-name="P10"><text:span text:style-name="T5"/></text:p>
            <text:p text:style-name="P11"><text:span text:style-name="T6"><text:s text:c="3"/></text:span><text:span text:style-name="T7"><text:s text:c="7"/></text:span><text:span text:style-name="T8"><text:s text:c="2"/></text:span><text:span text:style-name="T9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itmap_20_7" draw:display-name="Bitmap 7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ymn_25_20template-background" style:display-name="Hymn%20template-background" style:family="presentation">
      <style:graphic-properties draw:stroke="none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9T08:59:46.417000000</meta:creation-date>
    <dc:title>Hymn template</dc:title>
    <meta:editing-duration>PT28M7S</meta:editing-duration>
    <meta:editing-cycles>16</meta:editing-cycles>
    <meta:generator>LibreOffice/6.0.6.2$Windows_X86_64 LibreOffice_project/0c292870b25a325b5ed35f6b45599d2ea4458e77</meta:generator>
    <meta:initial-creator>Arthur Hoch</meta:initial-creator>
    <dc:date>2018-11-02T15:35:36.598000000</dc:date>
    <meta:document-statistic meta:object-count="42"/>
    <meta:template xlink:type="simple" xlink:actuate="onRequest" xlink:title="Hymn template" xlink:href="../../AppData/Roaming/LibreOffice/4/user/template/Worship%20Templsates/Hymn%20template.otp" meta:date="2014-10-09T08:59:45.653000000"/>
  </office:meta>
</office:document-meta>
</file>